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ron Rito</text:p>
      <text:p text:style-name="Standard">ECE 375 </text:p>
      <text:p text:style-name="Standard">Prelab 7</text:p>
      <text:p text:style-name="Standard"/>
      <text:p text:style-name="Standard">1. List the correct sequence of AVR assembly instructions needed to store the contents of registers R25:R24 into Timer/Counter1’s 16-bit register, TCNT1. (You may assume that registers R25:R24 have already been initialized to contain some 16-bit value.)</text:p>
      <text:p text:style-name="P1">out TCNT1L , R25</text:p>
      <text:p text:style-name="P1">out TCNT1H , R24</text:p>
      <text:p text:style-name="Standard"/>
      <text:p text:style-name="Standard"/>
      <text:p text:style-name="Standard">2. List the correct sequence of AVR assembly instructions needed to load the contents of Timer/Counter1’s 16-bit register, TCNT1, into registers R25:R24. </text:p>
      <text:p text:style-name="P1">in TCNT1L , R25</text:p>
      <text:p text:style-name="P1">in TCNT1H , R24</text:p>
      <text:p text:style-name="Standard">3. Suppose Timer/Counter0 (an 8-bit timer) has been configured to operate in Normal mode, and with no prescaling (i.e., clkT0 = clkI/O = 16 MHz). The decimal value “128” has just been written into Timer/Counter0’s 8-bit register, TCNT0. How long will it take for the TOV0 flag to become set? Give your answer as an amount of time, not as a number of cycles. <text:span text:style-name="T1">8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8T01:41:28.53</meta:creation-date>
    <meta:document-statistic meta:table-count="0" meta:image-count="0" meta:object-count="0" meta:page-count="1" meta:paragraph-count="10" meta:word-count="146" meta:character-count="856"/>
    <dc:date>2017-02-18T01:47:15.16</dc:date>
    <meta:editing-duration>PT5M47S</meta:editing-duration>
    <meta:editing-cycles>1</meta:editing-cycles>
    <meta:generator>OpenOffice/4.1.1$Win32 OpenOffice.org_project/411m6$Build-9775</meta:generator>
  </office:meta>
</office:document-meta>
</file>